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ro8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8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9"/>
          <table:table-cell table:style-name="ce11" office:value-type="string" calcext:value-type="string">
            <text:p>Inclination 90º(Normal)</text:p>
          </table:table-cell>
          <table:table-cell table:style-name="ce12"/>
          <table:table-cell table:number-columns-repeated="1005"/>
          <table:table-cell table:style-name="ce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0" office:value-type="string" calcext:value-type="string">
            <text:p>Payload – Kg (Full Trust)</text:p>
          </table:table-cell>
          <table:table-cell table:style-name="ce11" office:value-type="string" calcext:value-type="string">
            <text:p>Payload – Kg <text:s/>(Land. East-Island)</text:p>
          </table:table-cell>
          <table:table-cell table:style-name="ce13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4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30000*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float" office:value="300000" calcext:value-type="float">
            <text:p>3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viable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Third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Development</text:p>
          </table:table-cell>
          <table:table-cell table:number-columns-repeated="4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8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1200 (Microsatellites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float" office:value="2862000" calcext:value-type="float">
            <text:p>2862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New Glen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40000" calcext:value-type="float">
            <text:p>240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float" office:value="27000" calcext:value-type="float">
            <text:p>2700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number-columns-repeated="1002"/>
          <table:table-cell table:style-name="ce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-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-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-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-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3:09:15.342659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27T14:06:44.825908288</dc:date>
    <meta:editing-duration>PT7H55M52S</meta:editing-duration>
    <meta:editing-cycles>127</meta:editing-cycles>
    <meta:generator>LibreOffice/5.2.7.2$Linux_X86_64 LibreOffice_project/20m0$Build-2</meta:generator>
    <meta:document-statistic meta:table-count="1" meta:cell-count="502" meta:object-count="0"/>
  </office:meta>
</office:document-meta>
</file>